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4f3e9" officeooo:paragraph-rsid="00190379"/>
    </style:style>
    <style:style style:name="P2" style:family="paragraph" style:parent-style-name="Standard">
      <style:text-properties style:font-name="DejaVu Sans" officeooo:rsid="0014f3e9" officeooo:paragraph-rsid="0016e49b"/>
    </style:style>
    <style:style style:name="P3" style:family="paragraph" style:parent-style-name="Standard">
      <style:text-properties style:font-name="DejaVu Sans" officeooo:rsid="0016e49b" officeooo:paragraph-rsid="00190379"/>
    </style:style>
    <style:style style:name="T1" style:family="text">
      <style:text-properties officeooo:rsid="0016e49b"/>
    </style:style>
    <style:style style:name="T2" style:family="text">
      <style:text-properties officeooo:rsid="0014f3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hat</text:p>
      <text:p text:style-name="P1"><text:tab/>/*prend l'id d'un film est le suppr*/</text:p>
      <text:p text:style-name="P3">AvantAbo</text:p>
      <text:p text:style-name="P3"><text:tab/>/*list caract d'un abonnement*/</text:p>
      <text:p text:style-name="P3">AvantAboTout</text:p>
      <text:p text:style-name="P3"><text:tab/>/*Liste des abonnes avec un retard en cours*/</text:p>
      <text:p text:style-name="P3">Abonner</text:p>
      <text:p text:style-name="P3"><text:tab/>/*insert dans abonne*/</text:p>
      <text:p text:style-name="P3">AbonneAdresse</text:p>
      <text:p text:style-name="P3"><text:tab/>/*affiche l'adresse d'un abonne*/</text:p>
      <text:p text:style-name="P3">CheckAbo</text:p>
      <text:p text:style-name="P3"><text:tab/>/*Prend Prenom Nom est liste abonne*/</text:p>
      <text:p text:style-name="P3">DateFinPrevu</text:p>
      <text:p text:style-name="P3"><text:tab/>/*calcul date fin d'une location*/</text:p>
      <text:p text:style-name="P1">DistinctionDeFilm</text:p>
      <text:p text:style-name="P1"><text:tab/>/* Prend un film est liste ses distinctions*/</text:p>
      <text:p text:style-name="P1">DRMreminder</text:p>
      <text:p text:style-name="P1"><text:tab/>/*trigger print DRM*/</text:p>
      <text:p text:style-name="P1">durable</text:p>
      <text:p text:style-name="P1"><text:tab/>/*avg durable par film*/</text:p>
      <text:p text:style-name="P1">Dure2h</text:p>
      <text:p text:style-name="P1"><text:tab/>/*liste les films d'un real de plus de 2h*/</text:p>
      <text:p text:style-name="P3">EstAbo</text:p>
      <text:p text:style-name="P3"><text:tab/>/*Prend une clef primaire d'abonne et print si elle est dans la bdd*/</text:p>
      <text:p text:style-name="P3">etatDRM</text:p>
      <text:p text:style-name="P3"><text:tab/>/*avg durable par DRM*/</text:p>
      <text:p text:style-name="P1">FilmDeActeur</text:p>
      <text:p text:style-name="P1"><text:tab/>/* prend un act et liste ses films en stock*/ </text:p>
      <text:p text:style-name="P1">FilmDeReal</text:p>
      <text:p text:style-name="P1"><text:tab/>/*prend prenom,nom d'un real et print ses films*/</text:p>
      <text:p text:style-name="P1">FilmNonLouable</text:p>
      <text:p text:style-name="P1"><text:tab/>/* liste les films trop use pour etre loue */</text:p>
      <text:p text:style-name="P3">FilmLouer</text:p>
      <text:p text:style-name="P3"><text:tab/>/*Liste les films en cours de location*/</text:p>
      <text:p text:style-name="P1"><text:span text:style-name="T1">FilmLouerClient</text:span></text:p>
      <text:p text:style-name="P1"><text:span text:style-name="T1"><text:tab/>/*affiche les locations en cours d'un abonne*/</text:span></text:p>
      <text:p text:style-name="P1">IdDeTitre</text:p>
      <text:p text:style-name="P1"><text:tab/>/*liste id louable en fonction de Titre*/</text:p>
      <text:p text:style-name="P1">IdDeTitreEdition</text:p>
      <text:p text:style-name="P1"><text:tab/>/*liste id louable en fonction de Titre Edition*/</text:p>
      <text:p text:style-name="P1">IdDeTitreSupport</text:p>
      <text:p text:style-name="P1"><text:tab/>/*liste id louable en fonction de Titre Support*/</text:p>
      <text:p text:style-name="P1">VersionDeFilm</text:p>
      <text:p text:style-name="P1"><text:tab/>/*Prend un film et print les editions en stock*/</text:p>
      <text:p text:style-name="P1">LangueBandeSon</text:p>
      <text:p text:style-name="P1"><text:tab/>/*Liste les langue disponible pour la bande son du film*/</text:p>
      <text:p text:style-name="P1">LangueSousTitre</text:p>
      <text:p text:style-name="P1"><text:tab/>/*Liste les langue disponible pour les sous-titres du film*/</text:p>
      <text:p text:style-name="P3">LitigePhys</text:p>
      <text:p text:style-name="P3"><text:tab/>/*list retard de plus de 7j*/</text:p>
      <text:p text:style-name="P3">LitigeNum</text:p>
      <text:p text:style-name="P3"><text:tab/>/*list retard de plus de 7j*/</text:p>
      <text:p text:style-name="P1"><text:soft-page-break/>LocationPhys</text:p>
      <text:p text:style-name="P1"><text:tab/>/* Loue un Phys*/</text:p>
      <text:p text:style-name="P1">LocationNum</text:p>
      <text:p text:style-name="P1"><text:tab/>/* Loue un Num */</text:p>
      <text:p text:style-name="P3">LocPhys</text:p>
      <text:p text:style-name="P3"><text:tab/>/*Liste des abonnes qui ont effectue au moins une location physique un jour donne*/</text:p>
      <text:p text:style-name="P3">LocNum</text:p>
      <text:p text:style-name="P3"><text:tab/>/*Liste des abonnes qui ont effectue au moins une location num un jour donne*/</text:p>
      <text:p text:style-name="P3">ModifierAbo</text:p>
      <text:p text:style-name="P3"><text:tab/>/*modofie l'abonnement d'un abonne*/</text:p>
      <text:p text:style-name="P1">NbFilmEnStock</text:p>
      <text:p text:style-name="P1"><text:tab/>/*nombre de films en stock */</text:p>
      <text:p text:style-name="P1">NbFilmLoue</text:p>
      <text:p text:style-name="P1"><text:tab/>/* nombre de films loues */</text:p>
      <text:p text:style-name="P1">NbFilmLouable</text:p>
      <text:p text:style-name="P1"><text:tab/>/*renseigne sur le nombre de film louable en stock*/</text:p>
      <text:p text:style-name="P3">NbFilmStock</text:p>
      <text:p text:style-name="P3"><text:tab/>/* nombre de films en stock */</text:p>
      <text:p text:style-name="P1">PEGIreminder</text:p>
      <text:p text:style-name="P1"><text:tab/>/* lie au trigger PEGI <text:s/>*/</text:p>
      <text:p text:style-name="P1">PrixPhys</text:p>
      <text:p text:style-name="P1"><text:tab/>/*prend deux annees et liste les films dedans avec leurs prix correspondant*/</text:p>
      <text:p text:style-name="P1">PrixNum</text:p>
      <text:p text:style-name="P1"><text:tab/>/*prend deux annees et liste les films dedans avec leurs prix correspondant*/</text:p>
      <text:p text:style-name="P3"><text:span text:style-name="T2">RealisateurDeFilm</text:span></text:p>
      <text:p text:style-name="P3"><text:span text:style-name="T2"><text:tab/>/* prend un real et liste ses films en stock*/</text:span></text:p>
      <text:p text:style-name="P3">RenduLocationPhys</text:p>
      <text:p text:style-name="P3"><text:tab/>/*fonction rendre une location*/</text:p>
      <text:p text:style-name="P3">RenduLocationNum</text:p>
      <text:p text:style-name="P3"><text:tab/>/*fonction rendre une location*/</text:p>
      <text:p text:style-name="P3">RetourLocPhys</text:p>
      <text:p text:style-name="P3"><text:tab/>/* retour location phys*/</text:p>
      <text:p text:style-name="P3">RetourLocNum</text:p>
      <text:p text:style-name="P3"><text:tab/>/* retour location Num*/</text:p>
      <text:p text:style-name="P3">RetardNum</text:p>
      <text:p text:style-name="P3"><text:tab/>/*list abonne en retard*/</text:p>
      <text:p text:style-name="P3">RetardPhys</text:p>
      <text:p text:style-name="P3"><text:tab/>/*list abonne en retard*/</text:p>
      <text:p text:style-name="P3">RetardNumPers</text:p>
      <text:p text:style-name="P3"><text:tab/>/*affiche retard Num d'un abonne*/</text:p>
      <text:p text:style-name="P3">RetardPhysPers</text:p>
      <text:p text:style-name="P3"><text:tab/>/*affiche retard Num d'un abonne*/</text:p>
      <text:p text:style-name="P3">RenouvellementAbo</text:p>
      <text:p text:style-name="P3"><text:tab/>/*list doit payer*/</text:p>
      <text:p text:style-name="P1">Site</text:p>
      <text:p text:style-name="P1"><text:tab/>/* Affiche le site pour le film */</text:p>
      <text:p text:style-name="P1">TitreVO</text:p>
      <text:p text:style-name="P1"><text:tab/>/*print titre VO*/</text:p>
      <text:p text:style-name="P1"><text:soft-page-break/>TitreEnVO</text:p>
      <text:p text:style-name="P1"><text:tab/>/*redit*/</text:p>
      <text:p text:style-name="P3">TitrefilmEnStockNum</text:p>
      <text:p text:style-name="P3"><text:tab/>/*Liste des films en stock Numerique*/</text:p>
      <text:p text:style-name="P3">TitrefilmEnStockPhys</text:p>
      <text:p text:style-name="P3"><text:tab/>/*Liste des films en stock physique*/</text:p>
      <text:p text:style-name="P1">Trending</text:p>
      <text:p text:style-name="P1"><text:tab/>/*print trending*/</text:p>
      <text:p text:style-name="P3">trendingDRM</text:p>
      <text:p text:style-name="P3"><text:tab/>/*trending drm */</text:p>
      <text:p text:style-name="P3">trendingGestionnaire</text:p>
      <text:p text:style-name="P3"><text:tab/>/*print trending*/</text:p>
      <text:p text:style-name="P1">VerifStockPhys</text:p>
      <text:p text:style-name="P1"><text:tab/>/* Prend la clef primaire d'un film et print si il louable/deja/pas */</text:p>
      <text:p text:style-name="P1">VerifStockNum</text:p>
      <text:p text:style-name="P1"><text:tab/>/* Prend la clef primaire d'un film et print si il louable/pas */</text:p>
      <text:p text:style-name="P3">VersionFilmPhys</text:p>
      <text:p text:style-name="P3"><text:tab/>/*liste Les version actuelement disponible du film*/</text:p>
      <text:p text:style-name="P3">VersionFilmNum</text:p>
      <text:p text:style-name="P3"><text:tab/>/*liste Les version actuelement disponible du film*/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ORLINI </meta:initial-creator>
    <meta:creation-date>2018-01-29T16:26:35.627707802</meta:creation-date>
    <dc:date>2018-01-29T17:05:08.089310037</dc:date>
    <dc:creator>AORLINI </dc:creator>
    <meta:editing-duration>PT23M20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3" meta:paragraph-count="120" meta:word-count="460" meta:character-count="3079" meta:non-whitespace-character-count="2677"/>
  </office:meta>
</office:document-meta>
</file>